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378e4" officeooo:paragraph-rsid="000378e4"/>
    </style:style>
    <style:style style:name="T1" style:family="text">
      <style:text-properties officeooo:rsid="00048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tant qu’utilisateur je veux : </text:p>
      <text:p text:style-name="P1"/>
      <text:p text:style-name="P1">- un formulaire pour rentrer mon nom / prénom / date de naissance.</text:p>
      <text:p text:style-name="P1">- un bouton envoyer pour envoyer mes infos.</text:p>
      <text:p text:style-name="P1"/>
      <text:p text:style-name="P1">En tant qu’admin je veux :</text:p>
      <text:p text:style-name="P1"/>
      <text:p text:style-name="P1">- que les données soient renvoyées à la même page.</text:p>
      <text:p text:style-name="P1">- que la page réagisse au fait qu’elle reçoit des données <text:span text:style-name="T1">en affichant un message du type « Bonjour &lt;prénom&gt;, vous avez &lt;âge&gt; »</text:span>.</text:p>
      <text:p text:style-name="P1">- que les données soient enregistrées dans une DB.</text:p>
      <text:p text:style-name="P1">- qu’<text:span text:style-name="T1">il y ait aussi un message disant si la personne était déjà inscrit dans la DB ou n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11:27:31.767987118</dc:date>
    <meta:editing-duration>PT5M37S</meta:editing-duration>
    <meta:editing-cycles>1</meta:editing-cycles>
    <meta:document-statistic meta:table-count="0" meta:image-count="0" meta:object-count="0" meta:page-count="1" meta:paragraph-count="8" meta:word-count="95" meta:character-count="486" meta:non-whitespace-character-count="398"/>
    <meta:generator>LibreOffice/5.4.6.2$Linux_X86_64 LibreOffice_project/40m0$Build-2</meta:generator>
  </office:meta>
</office:document-meta>
</file>